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00000008073F487CC.png" manifest:media-type=""/>
  <manifest:file-entry manifest:full-path="Pictures/1000000000000040000000403CCFED58.png" manifest:media-type=""/>
  <manifest:file-entry manifest:full-path="Pictures/100000000000004000000040FE5844B1.png" manifest:media-type=""/>
  <manifest:file-entry manifest:full-path="Pictures/10000000000000800000008017896AF0.png" manifest:media-type=""/>
  <manifest:file-entry manifest:full-path="Pictures/10000000000001290000008592148579.png" manifest:media-type=""/>
  <manifest:file-entry manifest:full-path="Pictures/100000000000008000000080FD044D69.png" manifest:media-type=""/>
  <manifest:file-entry manifest:full-path="Pictures/100000000000004000000040CA34C9D9.png" manifest:media-type=""/>
  <manifest:file-entry manifest:full-path="Pictures/1000000000000080000000804E8C1E3F.png" manifest:media-type=""/>
  <manifest:file-entry manifest:full-path="Pictures/10000000000000C80000013DFA5354F1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cm" draw:marker-start-width="0.5cm" draw:marker-end="Arrow" draw:marker-end-width="0.6cm" draw:fill="solid" draw:fill-color="#ffffff" draw:textarea-vertical-align="middle" fo:padding-top="0.225cm" fo:padding-bottom="0.225cm" fo:padding-left="0.35cm" fo:padding-right="0.35cm" draw:shadow="visible"/>
    </style:style>
    <style:style style:name="gr4" style:family="graphic" style:parent-style-name="objectwithoutfill">
      <style:graphic-properties svg:stroke-width="0.2cm" draw:marker-start="Arrow" draw:marker-start-width="0.6cm" draw:marker-end="Arrow" draw:marker-end-width="0.6cm" draw:fill="solid" draw:fill-color="#ffffff" draw:textarea-vertical-align="middle" fo:padding-top="0.225cm" fo:padding-bottom="0.225cm" fo:padding-left="0.35cm" fo:padding-right="0.35cm" draw:shadow="visib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8.6cm" svg:height="10.6cm" svg:x="6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5.291cm" svg:height="8.386cm" svg:x="7.609cm" svg:y="10.6cm">
            <draw:image xlink:href="Pictures/10000000000000C80000013DFA5354F1.png" xlink:type="simple" xlink:show="embed" xlink:actuate="onLoad">
              <text:p/>
            </draw:image>
          </draw:frame>
          <draw:frame draw:style-name="gr2" draw:text-style-name="P1" draw:layer="layout" svg:width="3.386cm" svg:height="3.386cm" svg:x="9.3cm" svg:y="3.814cm">
            <draw:image xlink:href="Pictures/1000000000000080000000804E8C1E3F.png" xlink:type="simple" xlink:show="embed" xlink:actuate="onLoad">
              <text:p/>
            </draw:image>
          </draw:frame>
          <draw:frame draw:style-name="gr2" draw:text-style-name="P1" draw:layer="layout" svg:width="7.857cm" svg:height="3.518cm" svg:x="5.5cm" svg:y="21.182cm">
            <draw:image xlink:href="Pictures/10000000000001290000008592148579.png" xlink:type="simple" xlink:show="embed" xlink:actuate="onLoad">
              <text:p/>
            </draw:image>
          </draw:frame>
          <draw:frame draw:style-name="gr2" draw:text-style-name="P1" draw:layer="layout" svg:width="1.692cm" svg:height="1.692cm" svg:x="15.808cm" svg:y="20.808cm">
            <draw:image xlink:href="Pictures/100000000000004000000040CA34C9D9.png" xlink:type="simple" xlink:show="embed" xlink:actuate="onLoad">
              <text:p/>
            </draw:image>
          </draw:frame>
          <draw:frame draw:style-name="gr2" draw:text-style-name="P1" draw:layer="layout" svg:width="3.386cm" svg:height="3.386cm" svg:x="16.414cm" svg:y="13.414cm">
            <draw:image xlink:href="Pictures/10000000000000800000008017896AF0.png" xlink:type="simple" xlink:show="embed" xlink:actuate="onLoad">
              <text:p/>
            </draw:image>
          </draw:frame>
          <draw:frame draw:style-name="gr2" draw:text-style-name="P1" draw:layer="layout" svg:width="1.692cm" svg:height="1.692cm" svg:x="5.408cm" svg:y="7.208cm">
            <draw:image xlink:href="Pictures/100000000000004000000040FE5844B1.png" xlink:type="simple" xlink:show="embed" xlink:actuate="onLoad">
              <text:p/>
            </draw:image>
          </draw:frame>
          <draw:frame draw:style-name="gr2" draw:text-style-name="P1" draw:layer="layout" svg:width="1.692cm" svg:height="1.692cm" svg:x="14.7cm" svg:y="7.4cm">
            <draw:image xlink:href="Pictures/1000000000000040000000403CCFED58.png" xlink:type="simple" xlink:show="embed" xlink:actuate="onLoad">
              <text:p/>
            </draw:image>
          </draw:frame>
          <draw:frame draw:style-name="gr2" draw:text-style-name="P1" draw:layer="layout" svg:width="3.386cm" svg:height="3.386cm" svg:x="2.014cm" svg:y="11.214cm">
            <draw:image xlink:href="Pictures/10000000000000800000008073F487CC.png" xlink:type="simple" xlink:show="embed" xlink:actuate="onLoad">
              <text:p/>
            </draw:image>
          </draw:frame>
          <draw:frame draw:style-name="gr2" draw:text-style-name="P1" draw:layer="layout" svg:width="3.386cm" svg:height="3.386cm" svg:x="1.3cm" svg:y="17.714cm">
            <draw:image xlink:href="Pictures/100000000000008000000080FD044D69.png" xlink:type="simple" xlink:show="embed" xlink:actuate="onLoad">
              <text:p/>
            </draw:image>
          </draw:frame>
          <draw:line draw:style-name="gr3" draw:text-style-name="P1" draw:layer="layout" svg:x1="11cm" svg:y1="10.1cm" svg:x2="11cm" svg:y2="7.3cm">
            <text:p/>
          </draw:line>
          <draw:line draw:style-name="gr3" draw:text-style-name="P1" draw:layer="layout" svg:x1="13.1cm" svg:y1="10.3cm" svg:x2="14.6cm" svg:y2="9cm">
            <text:p/>
          </draw:line>
          <draw:line draw:style-name="gr3" draw:text-style-name="P1" draw:layer="layout" svg:x1="8.7cm" svg:y1="10.5cm" svg:x2="7cm" svg:y2="8.7cm">
            <text:p/>
          </draw:line>
          <draw:line draw:style-name="gr3" draw:text-style-name="P1" draw:layer="layout" svg:x1="13.2cm" svg:y1="14.9cm" svg:x2="16.3cm" svg:y2="15.1cm">
            <text:p/>
          </draw:line>
          <draw:line draw:style-name="gr3" draw:text-style-name="P1" draw:layer="layout" svg:x1="15.6cm" svg:y1="21cm" svg:x2="12.2cm" svg:y2="18cm">
            <text:p/>
          </draw:line>
          <draw:line draw:style-name="gr3" draw:text-style-name="P1" draw:layer="layout" svg:x1="9cm" svg:y1="21.2cm" svg:x2="9.5cm" svg:y2="18.8cm">
            <text:p/>
          </draw:line>
          <draw:line draw:style-name="gr3" draw:text-style-name="P1" draw:layer="layout" svg:x1="4.5cm" svg:y1="14.2cm" svg:x2="7.3cm" svg:y2="14.9cm">
            <text:p/>
          </draw:line>
          <draw:line draw:style-name="gr4" draw:text-style-name="P1" draw:layer="layout" svg:x1="7.5cm" svg:y1="17.3cm" svg:x2="5.2cm" svg:y2="19.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7" draw:fill-hatch-name="Hatching_20_1" draw:fill-image-name="Bitmape_20_1" draw:shadow="visible" draw:shadow-offset-x="0.25cm" draw:shadow-offset-y="0.25cm" draw:shadow-opacity="7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ves </meta:initial-creator>
    <meta:creation-date>2013-09-18T17:39:38</meta:creation-date>
    <dc:date>2013-09-18T19:48:00</dc:date>
    <dc:creator>yves </dc:creator>
    <meta:editing-duration>PT1H38M21S</meta:editing-duration>
    <meta:editing-cycles>1</meta:editing-cycles>
    <meta:document-statistic meta:object-count="19"/>
    <meta:generator>LibreOffice/4.0.2.2$Linux_X86_64 LibreOffice_project/400m0$Build-2</meta:generator>
  </office:meta>
</office:document-meta>
</file>